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1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9.929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4.055cm"/>
    </style:style>
    <style:style style:name="co7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VilleMTP_5f_MTP_5f_AffichagLibre_5f_2012">
      <style:table-properties table:display="true" style:writing-mode="lr-tb"/>
    </style:style>
    <style:style style:name="ta2" style:family="table" style:master-page-name="PageStyle_5f_Métadonnée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34"/>
  </office:automatic-styles>
  <office:body>
    <office:spreadsheet>
      <table:calculation-settings table:case-sensitive="false" table:automatic-find-labels="false" table:use-regular-expressions="false"/>
      <table:table table:name="VilleMTP_MTP_AffichagLibre_2012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3" table:default-cell-style-name="ce1"/>
        <table:table-column table:style-name="co3" table:default-cell-style-name="ce2"/>
        <table:table-column table:style-name="co5" table:default-cell-style-name="ce1"/>
        <table:table-column table:style-name="co3" table:number-columns-repeated="3" table:default-cell-style-name="ce2"/>
        <table:table-column table:style-name="co6" table:number-columns-repeated="4" table:default-cell-style-name="ce1"/>
        <table:table-column table:style-name="co4" table:number-columns-repeated="2" table:default-cell-style-name="ce1"/>
        <table:table-column table:style-name="co7" table:number-columns-repeated="1007" table:default-cell-style-name="Default"/>
        <table:table-row table:style-name="ro1">
          <table:table-cell office:value-type="string">
            <text:p>OBJECTID</text:p>
          </table:table-cell>
          <table:table-cell office:value-type="string">
            <text:p>NOMOBJ</text:p>
          </table:table-cell>
          <table:table-cell office:value-type="string">
            <text:p>NUMOBJ</text:p>
          </table:table-cell>
          <table:table-cell office:value-type="string">
            <text:p>MARQUE</text:p>
          </table:table-cell>
          <table:table-cell office:value-type="string">
            <text:p>SUPPORT</text:p>
          </table:table-cell>
          <table:table-cell office:value-type="string">
            <text:p>DIM</text:p>
          </table:table-cell>
          <table:table-cell office:value-type="string">
            <text:p>CDCOM</text:p>
          </table:table-cell>
          <table:table-cell office:value-type="string">
            <text:p>BISTER</text:p>
          </table:table-cell>
          <table:table-cell office:value-type="string">
            <text:p>CDRUE</text:p>
          </table:table-cell>
          <table:table-cell office:value-type="string">
            <text:p>NORUE</text:p>
          </table:table-cell>
          <table:table-cell office:value-type="string">
            <text:p>METRAGE</text:p>
          </table:table-cell>
          <table:table-cell office:value-type="string">
            <text:p>QUART</text:p>
          </table:table-cell>
          <table:table-cell office:value-type="string">
            <text:p>SSQUART</text:p>
          </table:table-cell>
          <table:table-cell office:value-type="string">
            <text:p>CANTON</text:p>
          </table:table-cell>
          <table:table-cell office:value-type="string">
            <text:p>OBSERV</text:p>
          </table:table-cell>
          <table:table-cell office:value-type="string">
            <text:p>Coord_x</text:p>
          </table:table-cell>
          <table:table-cell office:value-type="string">
            <text:p>Coord_y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.A.L</text:p>
          </table:table-cell>
          <table:table-cell office:value-type="float" office:value="359">
            <text:p>359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618">
            <text:p>618,00000000000</text:p>
          </table:table-cell>
          <table:table-cell office:value-type="float" office:value="161">
            <text:p>161,00000000000</text:p>
          </table:table-cell>
          <table:table-cell office:value-type="float" office:value="0">
            <text:p>0,00000000000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/>
          <table:table-cell office:value-type="string">
            <text:p>3,83295549076392</text:p>
          </table:table-cell>
          <table:table-cell office:value-type="string">
            <text:p>43,606299264524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.A.L</text:p>
          </table:table-cell>
          <table:table-cell office:value-type="float" office:value="338">
            <text:p>338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781">
            <text:p>1781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/>
          <table:table-cell office:value-type="string">
            <text:p>3,83791687340066</text:p>
          </table:table-cell>
          <table:table-cell office:value-type="string">
            <text:p>43,6069187679286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.A.L</text:p>
          </table:table-cell>
          <table:table-cell office:value-type="float" office:value="335">
            <text:p>335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781">
            <text:p>1781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/>
          <table:table-cell office:value-type="string">
            <text:p>3,83794159675619</text:p>
          </table:table-cell>
          <table:table-cell office:value-type="string">
            <text:p>43,6070746382555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.A.L</text:p>
          </table:table-cell>
          <table:table-cell office:value-type="float" office:value="337">
            <text:p>337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781">
            <text:p>1781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/>
          <table:table-cell office:value-type="string">
            <text:p>3,83805436498566</text:p>
          </table:table-cell>
          <table:table-cell office:value-type="string">
            <text:p>43,6069817675208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.A.L</text:p>
          </table:table-cell>
          <table:table-cell office:value-type="float" office:value="336">
            <text:p>336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781">
            <text:p>1781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/>
          <table:table-cell office:value-type="string">
            <text:p>3,83806965275492</text:p>
          </table:table-cell>
          <table:table-cell office:value-type="string">
            <text:p>43,6071516271985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.A.L</text:p>
          </table:table-cell>
          <table:table-cell office:value-type="float" office:value="348">
            <text:p>348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857">
            <text:p>857,00000000000</text:p>
          </table:table-cell>
          <table:table-cell office:value-type="float" office:value="65">
            <text:p>65,00000000000</text:p>
          </table:table-cell>
          <table:table-cell office:value-type="float" office:value="0">
            <text:p>0,0000000000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/>
          <table:table-cell office:value-type="string">
            <text:p>3,82956433922029</text:p>
          </table:table-cell>
          <table:table-cell office:value-type="string">
            <text:p>43,6119754950398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.A.L</text:p>
          </table:table-cell>
          <table:table-cell office:value-type="float" office:value="344">
            <text:p>344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731">
            <text:p>1731,00000000000</text:p>
          </table:table-cell>
          <table:table-cell office:value-type="float" office:value="1142">
            <text:p>1142,00000000000</text:p>
          </table:table-cell>
          <table:table-cell office:value-type="float" office:value="0">
            <text:p>0,00000000000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/>
          <table:table-cell office:value-type="string">
            <text:p>3,83360969123867</text:p>
          </table:table-cell>
          <table:table-cell office:value-type="string">
            <text:p>43,610832488852</text:p>
          </table:table-cell>
          <table:table-cell table:number-columns-repeated="100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.A.L</text:p>
          </table:table-cell>
          <table:table-cell office:value-type="float" office:value="378">
            <text:p>378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568">
            <text:p>1568,00000000000</text:p>
          </table:table-cell>
          <table:table-cell office:value-type="float" office:value="2300">
            <text:p>2300,00000000000</text:p>
          </table:table-cell>
          <table:table-cell office:value-type="float" office:value="0">
            <text:p>0,00000000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/>
          <table:table-cell office:value-type="string">
            <text:p>3,83409485340622</text:p>
          </table:table-cell>
          <table:table-cell office:value-type="string">
            <text:p>43,621334158507</text:p>
          </table:table-cell>
          <table:table-cell table:number-columns-repeated="100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.A.L</text:p>
          </table:table-cell>
          <table:table-cell office:value-type="float" office:value="361">
            <text:p>361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2300">
            <text:p>2300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/>
          <table:table-cell office:value-type="string">
            <text:p>3,83398529627439</text:p>
          </table:table-cell>
          <table:table-cell office:value-type="string">
            <text:p>43,6212058146268</text:p>
          </table:table-cell>
          <table:table-cell table:number-columns-repeated="100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.A.L</text:p>
          </table:table-cell>
          <table:table-cell office:value-type="float" office:value="282">
            <text:p>282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794">
            <text:p>1794,00000000000</text:p>
          </table:table-cell>
          <table:table-cell office:value-type="float" office:value="388">
            <text:p>388,00000000000</text:p>
          </table:table-cell>
          <table:table-cell office:value-type="float" office:value="0">
            <text:p>0,00000000000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/>
          <table:table-cell office:value-type="string">
            <text:p>3,8560364002707</text:p>
          </table:table-cell>
          <table:table-cell office:value-type="string">
            <text:p>43,5848001044581</text:p>
          </table:table-cell>
          <table:table-cell table:number-columns-repeated="100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.A.L</text:p>
          </table:table-cell>
          <table:table-cell office:value-type="float" office:value="209">
            <text:p>209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2100">
            <text:p>2100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8</text:p>
          </table:table-cell>
          <table:table-cell/>
          <table:table-cell office:value-type="string">
            <text:p>3,84496653473669</text:p>
          </table:table-cell>
          <table:table-cell office:value-type="string">
            <text:p>43,5964275564169</text:p>
          </table:table-cell>
          <table:table-cell table:number-columns-repeated="100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.A.L</text:p>
          </table:table-cell>
          <table:table-cell office:value-type="float" office:value="324">
            <text:p>324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363">
            <text:p>1363,00000000000</text:p>
          </table:table-cell>
          <table:table-cell office:value-type="float" office:value="25">
            <text:p>25,00000000000</text:p>
          </table:table-cell>
          <table:table-cell office:value-type="float" office:value="0">
            <text:p>0,00000000000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/>
          <table:table-cell office:value-type="string">
            <text:p>3,84276829959791</text:p>
          </table:table-cell>
          <table:table-cell office:value-type="string">
            <text:p>43,5994272327286</text:p>
          </table:table-cell>
          <table:table-cell table:number-columns-repeated="100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.A.L</text:p>
          </table:table-cell>
          <table:table-cell office:value-type="float" office:value="331">
            <text:p>331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864">
            <text:p>864,00000000000</text:p>
          </table:table-cell>
          <table:table-cell office:value-type="float" office:value="803">
            <text:p>803,00000000000</text:p>
          </table:table-cell>
          <table:table-cell office:value-type="float" office:value="0">
            <text:p>0,00000000000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/>
          <table:table-cell office:value-type="string">
            <text:p>3,84461925522358</text:p>
          </table:table-cell>
          <table:table-cell office:value-type="string">
            <text:p>43,6043525360166</text:p>
          </table:table-cell>
          <table:table-cell table:number-columns-repeated="100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.A.L</text:p>
          </table:table-cell>
          <table:table-cell office:value-type="float" office:value="213">
            <text:p>213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695">
            <text:p>1695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/>
          <table:table-cell office:value-type="string">
            <text:p>3,81758913608852</text:p>
          </table:table-cell>
          <table:table-cell office:value-type="string">
            <text:p>43,6230021551578</text:p>
          </table:table-cell>
          <table:table-cell table:number-columns-repeated="100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.A.L</text:p>
          </table:table-cell>
          <table:table-cell office:value-type="float" office:value="212">
            <text:p>212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695">
            <text:p>1695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/>
          <table:table-cell office:value-type="string">
            <text:p>3,81766203397267</text:p>
          </table:table-cell>
          <table:table-cell office:value-type="string">
            <text:p>43,6245037046097</text:p>
          </table:table-cell>
          <table:table-cell table:number-columns-repeated="100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.A.L</text:p>
          </table:table-cell>
          <table:table-cell office:value-type="float" office:value="211">
            <text:p>211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363">
            <text:p>1363,00000000000</text:p>
          </table:table-cell>
          <table:table-cell office:value-type="float" office:value="40">
            <text:p>40,00000000000</text:p>
          </table:table-cell>
          <table:table-cell office:value-type="float" office:value="0">
            <text:p>0,00000000000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/>
          <table:table-cell office:value-type="string">
            <text:p>3,85361975300542</text:p>
          </table:table-cell>
          <table:table-cell office:value-type="string">
            <text:p>43,6022887338773</text:p>
          </table:table-cell>
          <table:table-cell table:number-columns-repeated="100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.A.L</text:p>
          </table:table-cell>
          <table:table-cell office:value-type="float" office:value="321">
            <text:p>321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046">
            <text:p>1046,00000000000</text:p>
          </table:table-cell>
          <table:table-cell office:value-type="float" office:value="575">
            <text:p>575,00000000000</text:p>
          </table:table-cell>
          <table:table-cell office:value-type="float" office:value="0">
            <text:p>0,00000000000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/>
          <table:table-cell office:value-type="string">
            <text:p>3,8558129011704</text:p>
          </table:table-cell>
          <table:table-cell office:value-type="string">
            <text:p>43,5995080116618</text:p>
          </table:table-cell>
          <table:table-cell table:number-columns-repeated="100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.A.L</text:p>
          </table:table-cell>
          <table:table-cell office:value-type="float" office:value="210">
            <text:p>210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046">
            <text:p>1046,00000000000</text:p>
          </table:table-cell>
          <table:table-cell office:value-type="float" office:value="268">
            <text:p>268,00000000000</text:p>
          </table:table-cell>
          <table:table-cell office:value-type="float" office:value="0">
            <text:p>0,00000000000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/>
          <table:table-cell office:value-type="string">
            <text:p>3,85705846658255</text:p>
          </table:table-cell>
          <table:table-cell office:value-type="string">
            <text:p>43,6017683854292</text:p>
          </table:table-cell>
          <table:table-cell table:number-columns-repeated="100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.A.L</text:p>
          </table:table-cell>
          <table:table-cell office:value-type="float" office:value="319">
            <text:p>319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363">
            <text:p>1363,00000000000</text:p>
          </table:table-cell>
          <table:table-cell office:value-type="float" office:value="30">
            <text:p>30,00000000000</text:p>
          </table:table-cell>
          <table:table-cell office:value-type="float" office:value="0">
            <text:p>0,00000000000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ANGLE/ROC DE PEZENAS</text:p>
          </table:table-cell>
          <table:table-cell office:value-type="string">
            <text:p>3,85554226615618</text:p>
          </table:table-cell>
          <table:table-cell office:value-type="string">
            <text:p>43,6029045295862</text:p>
          </table:table-cell>
          <table:table-cell table:number-columns-repeated="100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.A.L</text:p>
          </table:table-cell>
          <table:table-cell office:value-type="float" office:value="246">
            <text:p>246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062">
            <text:p>1062,00000000000</text:p>
          </table:table-cell>
          <table:table-cell office:value-type="float" office:value="3">
            <text:p>3,00000000000</text:p>
          </table:table-cell>
          <table:table-cell office:value-type="float" office:value="0">
            <text:p>0,0000000000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/>
          <table:table-cell office:value-type="string">
            <text:p>3,86904232110118</text:p>
          </table:table-cell>
          <table:table-cell office:value-type="string">
            <text:p>43,592677252504</text:p>
          </table:table-cell>
          <table:table-cell table:number-columns-repeated="100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.A.L</text:p>
          </table:table-cell>
          <table:table-cell office:value-type="float" office:value="247">
            <text:p>247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2139">
            <text:p>2139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/>
          <table:table-cell office:value-type="string">
            <text:p>3,86649511394501</text:p>
          </table:table-cell>
          <table:table-cell office:value-type="string">
            <text:p>43,5932051254901</text:p>
          </table:table-cell>
          <table:table-cell table:number-columns-repeated="100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.A.L</text:p>
          </table:table-cell>
          <table:table-cell office:value-type="float" office:value="41">
            <text:p>41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710">
            <text:p>710,00000000000</text:p>
          </table:table-cell>
          <table:table-cell office:value-type="float" office:value="7">
            <text:p>7,00000000000</text:p>
          </table:table-cell>
          <table:table-cell office:value-type="float" office:value="0">
            <text:p>0,0000000000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/>
          <table:table-cell office:value-type="string">
            <text:p>3,88399355661897</text:p>
          </table:table-cell>
          <table:table-cell office:value-type="string">
            <text:p>43,5921007973824</text:p>
          </table:table-cell>
          <table:table-cell table:number-columns-repeated="100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.A.L</text:p>
          </table:table-cell>
          <table:table-cell office:value-type="float" office:value="291">
            <text:p>291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298">
            <text:p>1298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/>
          <table:table-cell office:value-type="string">
            <text:p>3,88512683107038</text:p>
          </table:table-cell>
          <table:table-cell office:value-type="string">
            <text:p>43,5922751743818</text:p>
          </table:table-cell>
          <table:table-cell table:number-columns-repeated="100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.A.L</text:p>
          </table:table-cell>
          <table:table-cell office:value-type="float" office:value="233">
            <text:p>233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298">
            <text:p>1298,00000000000</text:p>
          </table:table-cell>
          <table:table-cell office:value-type="float" office:value="21">
            <text:p>21,00000000000</text:p>
          </table:table-cell>
          <table:table-cell office:value-type="float" office:value="0">
            <text:p>0,0000000000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/>
          <table:table-cell office:value-type="string">
            <text:p>3,88265221485894</text:p>
          </table:table-cell>
          <table:table-cell office:value-type="string">
            <text:p>43,5931744085014</text:p>
          </table:table-cell>
          <table:table-cell table:number-columns-repeated="100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.A.L</text:p>
          </table:table-cell>
          <table:table-cell office:value-type="float" office:value="230">
            <text:p>230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446">
            <text:p>1446,00000000000</text:p>
          </table:table-cell>
          <table:table-cell office:value-type="float" office:value="980">
            <text:p>980,00000000000</text:p>
          </table:table-cell>
          <table:table-cell office:value-type="float" office:value="0">
            <text:p>0,0000000000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/>
          <table:table-cell office:value-type="string">
            <text:p>3,88729858165538</text:p>
          </table:table-cell>
          <table:table-cell office:value-type="string">
            <text:p>43,592290271563</text:p>
          </table:table-cell>
          <table:table-cell table:number-columns-repeated="1007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.A.L</text:p>
          </table:table-cell>
          <table:table-cell office:value-type="float" office:value="157">
            <text:p>157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929">
            <text:p>1929,00000000000</text:p>
          </table:table-cell>
          <table:table-cell office:value-type="float" office:value="18">
            <text:p>18,00000000000</text:p>
          </table:table-cell>
          <table:table-cell office:value-type="float" office:value="0">
            <text:p>0,00000000000</text:p>
          </table:table-cell>
          <table:table-cell office:value-type="string">
            <text:p>04</text:p>
          </table:table-cell>
          <table:table-cell office:value-type="string">
            <text:p>12</text:p>
          </table:table-cell>
          <table:table-cell office:value-type="string">
            <text:p>06</text:p>
          </table:table-cell>
          <table:table-cell/>
          <table:table-cell office:value-type="string">
            <text:p>3,86987252498862</text:p>
          </table:table-cell>
          <table:table-cell office:value-type="string">
            <text:p>43,5987877167503</text:p>
          </table:table-cell>
          <table:table-cell table:number-columns-repeated="1007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.A.L</text:p>
          </table:table-cell>
          <table:table-cell office:value-type="float" office:value="261">
            <text:p>261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511">
            <text:p>1511,00000000000</text:p>
          </table:table-cell>
          <table:table-cell office:value-type="float" office:value="864">
            <text:p>864,00000000000</text:p>
          </table:table-cell>
          <table:table-cell office:value-type="float" office:value="0">
            <text:p>0,0000000000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/>
          <table:table-cell office:value-type="string">
            <text:p>3,87462909754208</text:p>
          </table:table-cell>
          <table:table-cell office:value-type="string">
            <text:p>43,5969073060586</text:p>
          </table:table-cell>
          <table:table-cell table:number-columns-repeated="100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.A.L</text:p>
          </table:table-cell>
          <table:table-cell office:value-type="float" office:value="258">
            <text:p>258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511">
            <text:p>1511,00000000000</text:p>
          </table:table-cell>
          <table:table-cell office:value-type="float" office:value="712">
            <text:p>712,00000000000</text:p>
          </table:table-cell>
          <table:table-cell office:value-type="float" office:value="0">
            <text:p>0,0000000000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/>
          <table:table-cell office:value-type="string">
            <text:p>3,87610780589969</text:p>
          </table:table-cell>
          <table:table-cell office:value-type="string">
            <text:p>43,5967652863286</text:p>
          </table:table-cell>
          <table:table-cell table:number-columns-repeated="100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.A.L</text:p>
          </table:table-cell>
          <table:table-cell office:value-type="float" office:value="259">
            <text:p>259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511">
            <text:p>1511,00000000000</text:p>
          </table:table-cell>
          <table:table-cell office:value-type="float" office:value="712">
            <text:p>712,00000000000</text:p>
          </table:table-cell>
          <table:table-cell office:value-type="float" office:value="0">
            <text:p>0,0000000000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/>
          <table:table-cell office:value-type="string">
            <text:p>3,87612378514387</text:p>
          </table:table-cell>
          <table:table-cell office:value-type="string">
            <text:p>43,5968357760258</text:p>
          </table:table-cell>
          <table:table-cell table:number-columns-repeated="100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.A.L</text:p>
          </table:table-cell>
          <table:table-cell office:value-type="float" office:value="260">
            <text:p>260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511">
            <text:p>1511,00000000000</text:p>
          </table:table-cell>
          <table:table-cell office:value-type="float" office:value="712">
            <text:p>712,00000000000</text:p>
          </table:table-cell>
          <table:table-cell office:value-type="float" office:value="0">
            <text:p>0,0000000000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/>
          <table:table-cell office:value-type="string">
            <text:p>3,87591799037312</text:p>
          </table:table-cell>
          <table:table-cell office:value-type="string">
            <text:p>43,5968207239888</text:p>
          </table:table-cell>
          <table:table-cell table:number-columns-repeated="100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.A.L</text:p>
          </table:table-cell>
          <table:table-cell office:value-type="float" office:value="263">
            <text:p>263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2139">
            <text:p>2139,00000000000</text:p>
          </table:table-cell>
          <table:table-cell office:value-type="float" office:value="130">
            <text:p>130,00000000000</text:p>
          </table:table-cell>
          <table:table-cell office:value-type="float" office:value="0">
            <text:p>0,0000000000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/>
          <table:table-cell office:value-type="string">
            <text:p>3,87282035720235</text:p>
          </table:table-cell>
          <table:table-cell office:value-type="string">
            <text:p>43,5985462438127</text:p>
          </table:table-cell>
          <table:table-cell table:number-columns-repeated="100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.A.L</text:p>
          </table:table-cell>
          <table:table-cell office:value-type="float" office:value="262">
            <text:p>262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2139">
            <text:p>2139,00000000000</text:p>
          </table:table-cell>
          <table:table-cell office:value-type="float" office:value="130">
            <text:p>130,00000000000</text:p>
          </table:table-cell>
          <table:table-cell office:value-type="float" office:value="0">
            <text:p>0,0000000000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/>
          <table:table-cell office:value-type="string">
            <text:p>3,87268335668332</text:p>
          </table:table-cell>
          <table:table-cell office:value-type="string">
            <text:p>43,5986181195003</text:p>
          </table:table-cell>
          <table:table-cell table:number-columns-repeated="100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.A.L</text:p>
          </table:table-cell>
          <table:table-cell office:value-type="float" office:value="264">
            <text:p>264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2139">
            <text:p>2139,00000000000</text:p>
          </table:table-cell>
          <table:table-cell office:value-type="float" office:value="130">
            <text:p>130,00000000000</text:p>
          </table:table-cell>
          <table:table-cell office:value-type="float" office:value="0">
            <text:p>0,0000000000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/>
          <table:table-cell office:value-type="string">
            <text:p>3,87270597331904</text:p>
          </table:table-cell>
          <table:table-cell office:value-type="string">
            <text:p>43,5986047339072</text:p>
          </table:table-cell>
          <table:table-cell table:number-columns-repeated="1007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.A.L</text:p>
          </table:table-cell>
          <table:table-cell office:value-type="float" office:value="311">
            <text:p>311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242">
            <text:p>1242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/>
          <table:table-cell office:value-type="string">
            <text:p>3,89887421268601</text:p>
          </table:table-cell>
          <table:table-cell office:value-type="string">
            <text:p>43,6092679950956</text:p>
          </table:table-cell>
          <table:table-cell table:number-columns-repeated="1007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.A.L</text:p>
          </table:table-cell>
          <table:table-cell office:value-type="float" office:value="269">
            <text:p>269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242">
            <text:p>1242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/>
          <table:table-cell office:value-type="string">
            <text:p>3,89913872827395</text:p>
          </table:table-cell>
          <table:table-cell office:value-type="string">
            <text:p>43,603151463894</text:p>
          </table:table-cell>
          <table:table-cell table:number-columns-repeated="1007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.A.L</text:p>
          </table:table-cell>
          <table:table-cell office:value-type="float" office:value="266">
            <text:p>266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242">
            <text:p>1242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/>
          <table:table-cell office:value-type="string">
            <text:p>3,87234438180362</text:p>
          </table:table-cell>
          <table:table-cell office:value-type="string">
            <text:p>43,5881868062541</text:p>
          </table:table-cell>
          <table:table-cell table:number-columns-repeated="1007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.A.L</text:p>
          </table:table-cell>
          <table:table-cell office:value-type="float" office:value="310">
            <text:p>310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242">
            <text:p>1242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/>
          <table:table-cell office:value-type="string">
            <text:p>3,85572828795793</text:p>
          </table:table-cell>
          <table:table-cell office:value-type="string">
            <text:p>43,6313811101244</text:p>
          </table:table-cell>
          <table:table-cell table:number-columns-repeated="1007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P.A.L</text:p>
          </table:table-cell>
          <table:table-cell office:value-type="float" office:value="313">
            <text:p>313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143">
            <text:p>1143,00000000000</text:p>
          </table:table-cell>
          <table:table-cell office:value-type="float" office:value="31">
            <text:p>31,00000000000</text:p>
          </table:table-cell>
          <table:table-cell office:value-type="float" office:value="0">
            <text:p>0,00000000000</text:p>
          </table:table-cell>
          <table:table-cell office:value-type="string">
            <text:p>7</text:p>
          </table:table-cell>
          <table:table-cell office:value-type="string">
            <text:p>29</text:p>
          </table:table-cell>
          <table:table-cell office:value-type="string">
            <text:p>1</text:p>
          </table:table-cell>
          <table:table-cell/>
          <table:table-cell office:value-type="string">
            <text:p>3,87217405526131</text:p>
          </table:table-cell>
          <table:table-cell office:value-type="string">
            <text:p>43,6032926474424</text:p>
          </table:table-cell>
          <table:table-cell table:number-columns-repeated="1007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.A.L</text:p>
          </table:table-cell>
          <table:table-cell office:value-type="float" office:value="235">
            <text:p>235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854">
            <text:p>1854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/>
          <table:table-cell office:value-type="string">
            <text:p>3,88415278619057</text:p>
          </table:table-cell>
          <table:table-cell office:value-type="string">
            <text:p>43,5955299120819</text:p>
          </table:table-cell>
          <table:table-cell table:number-columns-repeated="1007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.A.L</text:p>
          </table:table-cell>
          <table:table-cell office:value-type="float" office:value="241">
            <text:p>241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360">
            <text:p>1360,00000000000</text:p>
          </table:table-cell>
          <table:table-cell office:value-type="float" office:value="21">
            <text:p>21,00000000000</text:p>
          </table:table-cell>
          <table:table-cell office:value-type="float" office:value="0">
            <text:p>0,0000000000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/>
          <table:table-cell office:value-type="string">
            <text:p>3,88212508794005</text:p>
          </table:table-cell>
          <table:table-cell office:value-type="string">
            <text:p>43,5985525875944</text:p>
          </table:table-cell>
          <table:table-cell table:number-columns-repeated="1007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.A.L</text:p>
          </table:table-cell>
          <table:table-cell office:value-type="float" office:value="238">
            <text:p>238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640">
            <text:p>1640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/>
          <table:table-cell office:value-type="string">
            <text:p>3,88654301688627</text:p>
          </table:table-cell>
          <table:table-cell office:value-type="string">
            <text:p>43,5972334316227</text:p>
          </table:table-cell>
          <table:table-cell table:number-columns-repeated="1007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.A.L</text:p>
          </table:table-cell>
          <table:table-cell office:value-type="float" office:value="239">
            <text:p>239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640">
            <text:p>1640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/>
          <table:table-cell office:value-type="string">
            <text:p>3,88670914133186</text:p>
          </table:table-cell>
          <table:table-cell office:value-type="string">
            <text:p>43,5972765611607</text:p>
          </table:table-cell>
          <table:table-cell table:number-columns-repeated="1007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.A.L</text:p>
          </table:table-cell>
          <table:table-cell office:value-type="float" office:value="236">
            <text:p>236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784">
            <text:p>1784,00000000000</text:p>
          </table:table-cell>
          <table:table-cell office:value-type="float" office:value="460">
            <text:p>460,00000000000</text:p>
          </table:table-cell>
          <table:table-cell office:value-type="float" office:value="0">
            <text:p>0,00000000000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/>
          <table:table-cell office:value-type="string">
            <text:p>3,88977281065053</text:p>
          </table:table-cell>
          <table:table-cell office:value-type="string">
            <text:p>43,5988766664228</text:p>
          </table:table-cell>
          <table:table-cell table:number-columns-repeated="1007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.A.L</text:p>
          </table:table-cell>
          <table:table-cell office:value-type="float" office:value="237">
            <text:p>237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784">
            <text:p>1784,00000000000</text:p>
          </table:table-cell>
          <table:table-cell office:value-type="float" office:value="465">
            <text:p>465,00000000000</text:p>
          </table:table-cell>
          <table:table-cell office:value-type="float" office:value="0">
            <text:p>0,00000000000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/>
          <table:table-cell office:value-type="string">
            <text:p>3,88991251176991</text:p>
          </table:table-cell>
          <table:table-cell office:value-type="string">
            <text:p>43,5989299514758</text:p>
          </table:table-cell>
          <table:table-cell table:number-columns-repeated="100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.A.L</text:p>
          </table:table-cell>
          <table:table-cell office:value-type="float" office:value="7">
            <text:p>7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133">
            <text:p>1133,00000000000</text:p>
          </table:table-cell>
          <table:table-cell office:value-type="float" office:value="19">
            <text:p>19,00000000000</text:p>
          </table:table-cell>
          <table:table-cell office:value-type="float" office:value="0">
            <text:p>0,00000000000</text:p>
          </table:table-cell>
          <table:table-cell office:value-type="string">
            <text:p>7</text:p>
          </table:table-cell>
          <table:table-cell office:value-type="string">
            <text:p>30</text:p>
          </table:table-cell>
          <table:table-cell office:value-type="string">
            <text:p>4</text:p>
          </table:table-cell>
          <table:table-cell/>
          <table:table-cell office:value-type="string">
            <text:p>3,88094288935207</text:p>
          </table:table-cell>
          <table:table-cell office:value-type="string">
            <text:p>43,603748378963</text:p>
          </table:table-cell>
          <table:table-cell table:number-columns-repeated="100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.A.L</text:p>
          </table:table-cell>
          <table:table-cell office:value-type="float" office:value="8">
            <text:p>8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431">
            <text:p>431,00000000000</text:p>
          </table:table-cell>
          <table:table-cell office:value-type="float" office:value="7">
            <text:p>7,00000000000</text:p>
          </table:table-cell>
          <table:table-cell office:value-type="float" office:value="0">
            <text:p>0,00000000000</text:p>
          </table:table-cell>
          <table:table-cell office:value-type="string">
            <text:p>7</text:p>
          </table:table-cell>
          <table:table-cell office:value-type="string">
            <text:p>30</text:p>
          </table:table-cell>
          <table:table-cell office:value-type="string">
            <text:p>4</text:p>
          </table:table-cell>
          <table:table-cell/>
          <table:table-cell office:value-type="string">
            <text:p>3,88143343225658</text:p>
          </table:table-cell>
          <table:table-cell office:value-type="string">
            <text:p>43,6038586205705</text:p>
          </table:table-cell>
          <table:table-cell table:number-columns-repeated="1007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.A.L</text:p>
          </table:table-cell>
          <table:table-cell office:value-type="float" office:value="278">
            <text:p>278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640">
            <text:p>1640,00000000000</text:p>
          </table:table-cell>
          <table:table-cell office:value-type="float" office:value="4">
            <text:p>4,00000000000</text:p>
          </table:table-cell>
          <table:table-cell office:value-type="float" office:value="0">
            <text:p>0,0000000000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/>
          <table:table-cell office:value-type="string">
            <text:p>3,88476036853924</text:p>
          </table:table-cell>
          <table:table-cell office:value-type="string">
            <text:p>43,6030995558657</text:p>
          </table:table-cell>
          <table:table-cell table:number-columns-repeated="1007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.A.L</text:p>
          </table:table-cell>
          <table:table-cell office:value-type="float" office:value="333">
            <text:p>333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806">
            <text:p>806,00000000000</text:p>
          </table:table-cell>
          <table:table-cell office:value-type="float" office:value="314">
            <text:p>314,00000000000</text:p>
          </table:table-cell>
          <table:table-cell office:value-type="float" office:value="0">
            <text:p>0,00000000000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/>
          <table:table-cell office:value-type="string">
            <text:p>3,84201711315102</text:p>
          </table:table-cell>
          <table:table-cell office:value-type="string">
            <text:p>43,6058437733792</text:p>
          </table:table-cell>
          <table:table-cell table:number-columns-repeated="1007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.A.L</text:p>
          </table:table-cell>
          <table:table-cell office:value-type="float" office:value="329">
            <text:p>329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525">
            <text:p>1525,00000000000</text:p>
          </table:table-cell>
          <table:table-cell office:value-type="float" office:value="30">
            <text:p>30,00000000000</text:p>
          </table:table-cell>
          <table:table-cell office:value-type="float" office:value="0">
            <text:p>0,00000000000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/>
          <table:table-cell office:value-type="string">
            <text:p>3,8463334330151</text:p>
          </table:table-cell>
          <table:table-cell office:value-type="string">
            <text:p>43,6057612064447</text:p>
          </table:table-cell>
          <table:table-cell table:number-columns-repeated="1007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P.A.L</text:p>
          </table:table-cell>
          <table:table-cell office:value-type="float" office:value="314">
            <text:p>314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012">
            <text:p>1012,00000000000</text:p>
          </table:table-cell>
          <table:table-cell office:value-type="float" office:value="68">
            <text:p>68,00000000000</text:p>
          </table:table-cell>
          <table:table-cell office:value-type="float" office:value="0">
            <text:p>0,00000000000</text:p>
          </table:table-cell>
          <table:table-cell office:value-type="string">
            <text:p>7</text:p>
          </table:table-cell>
          <table:table-cell office:value-type="string">
            <text:p>28</text:p>
          </table:table-cell>
          <table:table-cell office:value-type="string">
            <text:p>7</text:p>
          </table:table-cell>
          <table:table-cell/>
          <table:table-cell office:value-type="string">
            <text:p>3,86430786325127</text:p>
          </table:table-cell>
          <table:table-cell office:value-type="string">
            <text:p>43,6064332618055</text:p>
          </table:table-cell>
          <table:table-cell table:number-columns-repeated="1007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P.A.L</text:p>
          </table:table-cell>
          <table:table-cell office:value-type="float" office:value="315">
            <text:p>315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012">
            <text:p>1012,00000000000</text:p>
          </table:table-cell>
          <table:table-cell office:value-type="float" office:value="57">
            <text:p>57,00000000000</text:p>
          </table:table-cell>
          <table:table-cell office:value-type="float" office:value="0">
            <text:p>0,00000000000</text:p>
          </table:table-cell>
          <table:table-cell office:value-type="string">
            <text:p>7</text:p>
          </table:table-cell>
          <table:table-cell office:value-type="string">
            <text:p>28</text:p>
          </table:table-cell>
          <table:table-cell office:value-type="string">
            <text:p>7</text:p>
          </table:table-cell>
          <table:table-cell/>
          <table:table-cell office:value-type="string">
            <text:p>3,86447850511654</text:p>
          </table:table-cell>
          <table:table-cell office:value-type="string">
            <text:p>43,6063900500582</text:p>
          </table:table-cell>
          <table:table-cell table:number-columns-repeated="1007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.A.L</text:p>
          </table:table-cell>
          <table:table-cell office:value-type="float" office:value="385">
            <text:p>385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676">
            <text:p>1676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3</text:p>
          </table:table-cell>
          <table:table-cell table:number-columns-repeated="2" office:value-type="string">
            <text:p>7</text:p>
          </table:table-cell>
          <table:table-cell office:value-type="string">
            <text:p>ANGLE RUE CANTE GRIL</text:p>
          </table:table-cell>
          <table:table-cell office:value-type="string">
            <text:p>3,84784854295301</text:p>
          </table:table-cell>
          <table:table-cell office:value-type="string">
            <text:p>43,6189045966985</text:p>
          </table:table-cell>
          <table:table-cell table:number-columns-repeated="1007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P.A.L</text:p>
          </table:table-cell>
          <table:table-cell office:value-type="float" office:value="387">
            <text:p>387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817">
            <text:p>1817,00000000000</text:p>
          </table:table-cell>
          <table:table-cell office:value-type="float" office:value="969">
            <text:p>969,00000000000</text:p>
          </table:table-cell>
          <table:table-cell office:value-type="float" office:value="0">
            <text:p>0,00000000000</text:p>
          </table:table-cell>
          <table:table-cell office:value-type="string">
            <text:p>3</text:p>
          </table:table-cell>
          <table:table-cell table:number-columns-repeated="2" office:value-type="string">
            <text:p>7</text:p>
          </table:table-cell>
          <table:table-cell/>
          <table:table-cell office:value-type="string">
            <text:p>3,84538585187448</text:p>
          </table:table-cell>
          <table:table-cell office:value-type="string">
            <text:p>43,6223460110671</text:p>
          </table:table-cell>
          <table:table-cell table:number-columns-repeated="1007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P.A.L</text:p>
          </table:table-cell>
          <table:table-cell office:value-type="float" office:value="384">
            <text:p>384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676">
            <text:p>1676,00000000000</text:p>
          </table:table-cell>
          <table:table-cell office:value-type="float" office:value="527">
            <text:p>527,00000000000</text:p>
          </table:table-cell>
          <table:table-cell office:value-type="float" office:value="0">
            <text:p>0,00000000000</text:p>
          </table:table-cell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09</text:p>
          </table:table-cell>
          <table:table-cell/>
          <table:table-cell office:value-type="string">
            <text:p>3,85082777671795</text:p>
          </table:table-cell>
          <table:table-cell office:value-type="string">
            <text:p>43,6199484406977</text:p>
          </table:table-cell>
          <table:table-cell table:number-columns-repeated="1007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.A.L</text:p>
          </table:table-cell>
          <table:table-cell office:value-type="float" office:value="394">
            <text:p>394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511">
            <text:p>511,00000000000</text:p>
          </table:table-cell>
          <table:table-cell office:value-type="float" office:value="60">
            <text:p>60,00000000000</text:p>
          </table:table-cell>
          <table:table-cell office:value-type="float" office:value="0">
            <text:p>0,00000000000</text:p>
          </table:table-cell>
          <table:table-cell office:value-type="string">
            <text:p>7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/>
          <table:table-cell office:value-type="string">
            <text:p>3,86247669040559</text:p>
          </table:table-cell>
          <table:table-cell office:value-type="string">
            <text:p>43,6162655450651</text:p>
          </table:table-cell>
          <table:table-cell table:number-columns-repeated="1007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P.A.L</text:p>
          </table:table-cell>
          <table:table-cell office:value-type="float" office:value="395">
            <text:p>395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407">
            <text:p>1407,00000000000</text:p>
          </table:table-cell>
          <table:table-cell office:value-type="float" office:value="5">
            <text:p>5,00000000000</text:p>
          </table:table-cell>
          <table:table-cell office:value-type="float" office:value="0">
            <text:p>0,00000000000</text:p>
          </table:table-cell>
          <table:table-cell office:value-type="string">
            <text:p>7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/>
          <table:table-cell office:value-type="string">
            <text:p>3,8632863943418</text:p>
          </table:table-cell>
          <table:table-cell office:value-type="string">
            <text:p>43,6163478761695</text:p>
          </table:table-cell>
          <table:table-cell table:number-columns-repeated="1007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P.A.L</text:p>
          </table:table-cell>
          <table:table-cell office:value-type="float" office:value="391">
            <text:p>391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219">
            <text:p>1219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/>
          <table:table-cell office:value-type="string">
            <text:p>3,85774502144307</text:p>
          </table:table-cell>
          <table:table-cell office:value-type="string">
            <text:p>43,6205785427013</text:p>
          </table:table-cell>
          <table:table-cell table:number-columns-repeated="1007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P.A.L</text:p>
          </table:table-cell>
          <table:table-cell office:value-type="float" office:value="390">
            <text:p>390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699">
            <text:p>1699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/>
          <table:table-cell office:value-type="string">
            <text:p>3,86211263661376</text:p>
          </table:table-cell>
          <table:table-cell office:value-type="string">
            <text:p>43,6236839235529</text:p>
          </table:table-cell>
          <table:table-cell table:number-columns-repeated="1007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.A.L</text:p>
          </table:table-cell>
          <table:table-cell office:value-type="float" office:value="285">
            <text:p>285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962">
            <text:p>962,00000000000</text:p>
          </table:table-cell>
          <table:table-cell office:value-type="float" office:value="2">
            <text:p>2,00000000000</text:p>
          </table:table-cell>
          <table:table-cell office:value-type="float" office:value="0">
            <text:p>0,00000000000</text:p>
          </table:table-cell>
          <table:table-cell office:value-type="string">
            <text:p>7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/>
          <table:table-cell office:value-type="string">
            <text:p>3,8144091147108</text:p>
          </table:table-cell>
          <table:table-cell office:value-type="string">
            <text:p>43,641851437243</text:p>
          </table:table-cell>
          <table:table-cell table:number-columns-repeated="1007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.A.L</text:p>
          </table:table-cell>
          <table:table-cell office:value-type="float" office:value="31">
            <text:p>31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120 X 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2130">
            <text:p>2130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7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/>
          <table:table-cell office:value-type="string">
            <text:p>3,87374895933899</text:p>
          </table:table-cell>
          <table:table-cell office:value-type="string">
            <text:p>43,609232621681</text:p>
          </table:table-cell>
          <table:table-cell table:number-columns-repeated="1007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P.A.L</text:p>
          </table:table-cell>
          <table:table-cell office:value-type="float" office:value="22">
            <text:p>22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120 X 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934">
            <text:p>934,00000000000</text:p>
          </table:table-cell>
          <table:table-cell office:value-type="float" office:value="7">
            <text:p>7,00000000000</text:p>
          </table:table-cell>
          <table:table-cell office:value-type="float" office:value="0">
            <text:p>0,00000000000</text:p>
          </table:table-cell>
          <table:table-cell office:value-type="string">
            <text:p>7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/>
          <table:table-cell office:value-type="string">
            <text:p>3,87637419159979</text:p>
          </table:table-cell>
          <table:table-cell office:value-type="string">
            <text:p>43,6137383511282</text:p>
          </table:table-cell>
          <table:table-cell table:number-columns-repeated="1007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P.A.L</text:p>
          </table:table-cell>
          <table:table-cell office:value-type="float" office:value="23">
            <text:p>23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120 X 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934">
            <text:p>934,00000000000</text:p>
          </table:table-cell>
          <table:table-cell office:value-type="float" office:value="7">
            <text:p>7,00000000000</text:p>
          </table:table-cell>
          <table:table-cell office:value-type="float" office:value="0">
            <text:p>0,00000000000</text:p>
          </table:table-cell>
          <table:table-cell office:value-type="string">
            <text:p>7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/>
          <table:table-cell office:value-type="string">
            <text:p>3,87522443356056</text:p>
          </table:table-cell>
          <table:table-cell office:value-type="string">
            <text:p>43,6138778120708</text:p>
          </table:table-cell>
          <table:table-cell table:number-columns-repeated="1007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.A.L</text:p>
          </table:table-cell>
          <table:table-cell office:value-type="float" office:value="9">
            <text:p>9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531">
            <text:p>1531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7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/>
          <table:table-cell office:value-type="string">
            <text:p>3,88435956829681</text:p>
          </table:table-cell>
          <table:table-cell office:value-type="string">
            <text:p>43,607725521259</text:p>
          </table:table-cell>
          <table:table-cell table:number-columns-repeated="1007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P.A.L</text:p>
          </table:table-cell>
          <table:table-cell office:value-type="float" office:value="5">
            <text:p>5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515">
            <text:p>1515,00000000000</text:p>
          </table:table-cell>
          <table:table-cell office:value-type="float" office:value="47">
            <text:p>47,00000000000</text:p>
          </table:table-cell>
          <table:table-cell office:value-type="float" office:value="0">
            <text:p>0,00000000000</text:p>
          </table:table-cell>
          <table:table-cell office:value-type="string">
            <text:p>7</text:p>
          </table:table-cell>
          <table:table-cell office:value-type="string">
            <text:p>30</text:p>
          </table:table-cell>
          <table:table-cell office:value-type="string">
            <text:p>4</text:p>
          </table:table-cell>
          <table:table-cell/>
          <table:table-cell office:value-type="string">
            <text:p>3,88602154248259</text:p>
          </table:table-cell>
          <table:table-cell office:value-type="string">
            <text:p>43,6048798402923</text:p>
          </table:table-cell>
          <table:table-cell table:number-columns-repeated="1007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.A.L</text:p>
          </table:table-cell>
          <table:table-cell office:value-type="float" office:value="4">
            <text:p>4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2037">
            <text:p>2037,00000000000</text:p>
          </table:table-cell>
          <table:table-cell office:value-type="float" office:value="5">
            <text:p>5,00000000000</text:p>
          </table:table-cell>
          <table:table-cell office:value-type="float" office:value="0">
            <text:p>0,00000000000</text:p>
          </table:table-cell>
          <table:table-cell office:value-type="string">
            <text:p>7</text:p>
          </table:table-cell>
          <table:table-cell office:value-type="string">
            <text:p>30</text:p>
          </table:table-cell>
          <table:table-cell office:value-type="string">
            <text:p>4</text:p>
          </table:table-cell>
          <table:table-cell/>
          <table:table-cell office:value-type="string">
            <text:p>3,88631599509919</text:p>
          </table:table-cell>
          <table:table-cell office:value-type="string">
            <text:p>43,6048449372488</text:p>
          </table:table-cell>
          <table:table-cell table:number-columns-repeated="1007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.A.L</text:p>
          </table:table-cell>
          <table:table-cell office:value-type="float" office:value="223">
            <text:p>223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008">
            <text:p>1008,00000000000</text:p>
          </table:table-cell>
          <table:table-cell office:value-type="float" office:value="85">
            <text:p>85,00000000000</text:p>
          </table:table-cell>
          <table:table-cell office:value-type="float" office:value="0">
            <text:p>0,00000000000</text:p>
          </table:table-cell>
          <table:table-cell office:value-type="string">
            <text:p>7</text:p>
          </table:table-cell>
          <table:table-cell office:value-type="string">
            <text:p>27</text:p>
          </table:table-cell>
          <table:table-cell office:value-type="string">
            <text:p>4</text:p>
          </table:table-cell>
          <table:table-cell/>
          <table:table-cell office:value-type="string">
            <text:p>3,83994157464952</text:p>
          </table:table-cell>
          <table:table-cell office:value-type="string">
            <text:p>43,6045958887942</text:p>
          </table:table-cell>
          <table:table-cell table:number-columns-repeated="1007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P.A.L</text:p>
          </table:table-cell>
          <table:table-cell office:value-type="float" office:value="2">
            <text:p>2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607">
            <text:p>1607,00000000000</text:p>
          </table:table-cell>
          <table:table-cell office:value-type="float" office:value="140">
            <text:p>140,00000000000</text:p>
          </table:table-cell>
          <table:table-cell office:value-type="float" office:value="0">
            <text:p>0,00000000000</text:p>
          </table:table-cell>
          <table:table-cell office:value-type="string">
            <text:p>7</text:p>
          </table:table-cell>
          <table:table-cell office:value-type="string">
            <text:p>27</text:p>
          </table:table-cell>
          <table:table-cell office:value-type="string">
            <text:p>3</text:p>
          </table:table-cell>
          <table:table-cell/>
          <table:table-cell office:value-type="string">
            <text:p>3,88863796688285</text:p>
          </table:table-cell>
          <table:table-cell office:value-type="string">
            <text:p>43,6070882184005</text:p>
          </table:table-cell>
          <table:table-cell table:number-columns-repeated="1007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P.A.L</text:p>
          </table:table-cell>
          <table:table-cell office:value-type="float" office:value="10">
            <text:p>10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555">
            <text:p>555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7</text:p>
          </table:table-cell>
          <table:table-cell office:value-type="string">
            <text:p>26</text:p>
          </table:table-cell>
          <table:table-cell office:value-type="string">
            <text:p>3</text:p>
          </table:table-cell>
          <table:table-cell/>
          <table:table-cell office:value-type="string">
            <text:p>3,88609903660811</text:p>
          </table:table-cell>
          <table:table-cell office:value-type="string">
            <text:p>43,6089103656148</text:p>
          </table:table-cell>
          <table:table-cell table:number-columns-repeated="1007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P.A.L</text:p>
          </table:table-cell>
          <table:table-cell office:value-type="float" office:value="45">
            <text:p>45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519">
            <text:p>519,00000000000</text:p>
          </table:table-cell>
          <table:table-cell office:value-type="float" office:value="300">
            <text:p>300,00000000000</text:p>
          </table:table-cell>
          <table:table-cell office:value-type="float" office:value="0">
            <text:p>0,00000000000</text:p>
          </table:table-cell>
          <table:table-cell office:value-type="string">
            <text:p>7</text:p>
          </table:table-cell>
          <table:table-cell office:value-type="string">
            <text:p>22</text:p>
          </table:table-cell>
          <table:table-cell office:value-type="string">
            <text:p>2</text:p>
          </table:table-cell>
          <table:table-cell/>
          <table:table-cell office:value-type="string">
            <text:p>3,87044094023989</text:p>
          </table:table-cell>
          <table:table-cell office:value-type="string">
            <text:p>43,6164229400259</text:p>
          </table:table-cell>
          <table:table-cell table:number-columns-repeated="1007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P.A.L</text:p>
          </table:table-cell>
          <table:table-cell office:value-type="float" office:value="46">
            <text:p>46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519">
            <text:p>519,00000000000</text:p>
          </table:table-cell>
          <table:table-cell office:value-type="float" office:value="300">
            <text:p>300,00000000000</text:p>
          </table:table-cell>
          <table:table-cell office:value-type="float" office:value="0">
            <text:p>0,00000000000</text:p>
          </table:table-cell>
          <table:table-cell office:value-type="string">
            <text:p>7</text:p>
          </table:table-cell>
          <table:table-cell office:value-type="string">
            <text:p>22</text:p>
          </table:table-cell>
          <table:table-cell office:value-type="string">
            <text:p>2</text:p>
          </table:table-cell>
          <table:table-cell/>
          <table:table-cell office:value-type="string">
            <text:p>3,8703524308243</text:p>
          </table:table-cell>
          <table:table-cell office:value-type="string">
            <text:p>43,6164535951787</text:p>
          </table:table-cell>
          <table:table-cell table:number-columns-repeated="1007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P.A.L</text:p>
          </table:table-cell>
          <table:table-cell office:value-type="float" office:value="27">
            <text:p>27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120 X 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686">
            <text:p>686,00000000000</text:p>
          </table:table-cell>
          <table:table-cell office:value-type="float" office:value="16">
            <text:p>16,00000000000</text:p>
          </table:table-cell>
          <table:table-cell office:value-type="float" office:value="0">
            <text:p>0,00000000000</text:p>
          </table:table-cell>
          <table:table-cell office:value-type="string">
            <text:p>7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/>
          <table:table-cell office:value-type="string">
            <text:p>3,87419343133734</text:p>
          </table:table-cell>
          <table:table-cell office:value-type="string">
            <text:p>43,6140061456475</text:p>
          </table:table-cell>
          <table:table-cell table:number-columns-repeated="1007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P.A.L</text:p>
          </table:table-cell>
          <table:table-cell office:value-type="float" office:value="83">
            <text:p>83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619">
            <text:p>619,00000000000</text:p>
          </table:table-cell>
          <table:table-cell office:value-type="float" office:value="12">
            <text:p>12,00000000000</text:p>
          </table:table-cell>
          <table:table-cell office:value-type="float" office:value="0">
            <text:p>0,00000000000</text:p>
          </table:table-cell>
          <table:table-cell office:value-type="string">
            <text:p>7</text:p>
          </table:table-cell>
          <table:table-cell office:value-type="string">
            <text:p>22</text:p>
          </table:table-cell>
          <table:table-cell office:value-type="string">
            <text:p>2</text:p>
          </table:table-cell>
          <table:table-cell/>
          <table:table-cell office:value-type="string">
            <text:p>3,83674550680912</text:p>
          </table:table-cell>
          <table:table-cell office:value-type="string">
            <text:p>43,6086155310027</text:p>
          </table:table-cell>
          <table:table-cell table:number-columns-repeated="1007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P.A.L</text:p>
          </table:table-cell>
          <table:table-cell office:value-type="float" office:value="47">
            <text:p>47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440">
            <text:p>1440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7</text:p>
          </table:table-cell>
          <table:table-cell office:value-type="string">
            <text:p>22</text:p>
          </table:table-cell>
          <table:table-cell office:value-type="string">
            <text:p>2</text:p>
          </table:table-cell>
          <table:table-cell/>
          <table:table-cell office:value-type="string">
            <text:p>3,86978595833981</text:p>
          </table:table-cell>
          <table:table-cell office:value-type="string">
            <text:p>43,6193757787083</text:p>
          </table:table-cell>
          <table:table-cell table:number-columns-repeated="1007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P.A.L</text:p>
          </table:table-cell>
          <table:table-cell office:value-type="float" office:value="48">
            <text:p>48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935">
            <text:p>935,00000000000</text:p>
          </table:table-cell>
          <table:table-cell office:value-type="float" office:value="8">
            <text:p>8,00000000000</text:p>
          </table:table-cell>
          <table:table-cell office:value-type="float" office:value="0">
            <text:p>0,00000000000</text:p>
          </table:table-cell>
          <table:table-cell office:value-type="string">
            <text:p>7</text:p>
          </table:table-cell>
          <table:table-cell office:value-type="string">
            <text:p>22</text:p>
          </table:table-cell>
          <table:table-cell office:value-type="string">
            <text:p>2</text:p>
          </table:table-cell>
          <table:table-cell/>
          <table:table-cell office:value-type="string">
            <text:p>3,86808443089569</text:p>
          </table:table-cell>
          <table:table-cell office:value-type="string">
            <text:p>43,6206410016766</text:p>
          </table:table-cell>
          <table:table-cell table:number-columns-repeated="1007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P.A.L</text:p>
          </table:table-cell>
          <table:table-cell office:value-type="float" office:value="133">
            <text:p>133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815">
            <text:p>1815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4</text:p>
          </table:table-cell>
          <table:table-cell/>
          <table:table-cell office:value-type="string">
            <text:p>3,88340032413086</text:p>
          </table:table-cell>
          <table:table-cell office:value-type="string">
            <text:p>43,6145697920362</text:p>
          </table:table-cell>
          <table:table-cell table:number-columns-repeated="1007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P.A.L</text:p>
          </table:table-cell>
          <table:table-cell office:value-type="float" office:value="131">
            <text:p>131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815">
            <text:p>1815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4</text:p>
          </table:table-cell>
          <table:table-cell/>
          <table:table-cell office:value-type="string">
            <text:p>3,88353103983553</text:p>
          </table:table-cell>
          <table:table-cell office:value-type="string">
            <text:p>43,6144996306259</text:p>
          </table:table-cell>
          <table:table-cell table:number-columns-repeated="1007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P.A.L</text:p>
          </table:table-cell>
          <table:table-cell office:value-type="float" office:value="132">
            <text:p>132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815">
            <text:p>1815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4</text:p>
          </table:table-cell>
          <table:table-cell/>
          <table:table-cell office:value-type="string">
            <text:p>3,88346370205948</text:p>
          </table:table-cell>
          <table:table-cell office:value-type="string">
            <text:p>43,6145361433272</text:p>
          </table:table-cell>
          <table:table-cell table:number-columns-repeated="1007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P.A.L</text:p>
          </table:table-cell>
          <table:table-cell office:value-type="float" office:value="149">
            <text:p>149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866">
            <text:p>866,00000000000</text:p>
          </table:table-cell>
          <table:table-cell office:value-type="float" office:value="202">
            <text:p>202,00000000000</text:p>
          </table:table-cell>
          <table:table-cell office:value-type="float" office:value="0">
            <text:p>0,00000000000</text:p>
          </table:table-cell>
          <table:table-cell office:value-type="string">
            <text:p>7</text:p>
          </table:table-cell>
          <table:table-cell office:value-type="string">
            <text:p>27</text:p>
          </table:table-cell>
          <table:table-cell office:value-type="string">
            <text:p>3</text:p>
          </table:table-cell>
          <table:table-cell/>
          <table:table-cell office:value-type="string">
            <text:p>3,89177920491272</text:p>
          </table:table-cell>
          <table:table-cell office:value-type="string">
            <text:p>43,6143157045247</text:p>
          </table:table-cell>
          <table:table-cell table:number-columns-repeated="1007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P.A.L</text:p>
          </table:table-cell>
          <table:table-cell office:value-type="float" office:value="139">
            <text:p>139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978">
            <text:p>978,00000000000</text:p>
          </table:table-cell>
          <table:table-cell office:value-type="float" office:value="49">
            <text:p>49,00000000000</text:p>
          </table:table-cell>
          <table:table-cell office:value-type="float" office:value="0">
            <text:p>0,00000000000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4</text:p>
          </table:table-cell>
          <table:table-cell/>
          <table:table-cell office:value-type="string">
            <text:p>3,89086142270227</text:p>
          </table:table-cell>
          <table:table-cell office:value-type="string">
            <text:p>43,6174722521923</text:p>
          </table:table-cell>
          <table:table-cell table:number-columns-repeated="1007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P.A.L</text:p>
          </table:table-cell>
          <table:table-cell office:value-type="float" office:value="137">
            <text:p>137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570">
            <text:p>1570,00000000000</text:p>
          </table:table-cell>
          <table:table-cell office:value-type="float" office:value="20">
            <text:p>20,00000000000</text:p>
          </table:table-cell>
          <table:table-cell office:value-type="float" office:value="0">
            <text:p>0,00000000000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4</text:p>
          </table:table-cell>
          <table:table-cell/>
          <table:table-cell office:value-type="string">
            <text:p>3,89085663906051</text:p>
          </table:table-cell>
          <table:table-cell office:value-type="string">
            <text:p>43,619031114179</text:p>
          </table:table-cell>
          <table:table-cell table:number-columns-repeated="1007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P.A.L</text:p>
          </table:table-cell>
          <table:table-cell office:value-type="float" office:value="277">
            <text:p>277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2199">
            <text:p>2199,00000000000</text:p>
          </table:table-cell>
          <table:table-cell office:value-type="float" office:value="420">
            <text:p>420,00000000000</text:p>
          </table:table-cell>
          <table:table-cell office:value-type="float" office:value="0">
            <text:p>0,00000000000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/>
          <table:table-cell office:value-type="string">
            <text:p>3,8969357630389</text:p>
          </table:table-cell>
          <table:table-cell office:value-type="string">
            <text:p>43,5905968483009</text:p>
          </table:table-cell>
          <table:table-cell table:number-columns-repeated="1007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P.A.L</text:p>
          </table:table-cell>
          <table:table-cell office:value-type="float" office:value="144">
            <text:p>144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777">
            <text:p>1777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4</text:p>
          </table:table-cell>
          <table:table-cell/>
          <table:table-cell office:value-type="string">
            <text:p>3,89906218804544</text:p>
          </table:table-cell>
          <table:table-cell office:value-type="string">
            <text:p>43,609433925898</text:p>
          </table:table-cell>
          <table:table-cell table:number-columns-repeated="1007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P.A.L</text:p>
          </table:table-cell>
          <table:table-cell office:value-type="float" office:value="145">
            <text:p>145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777">
            <text:p>1777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4</text:p>
          </table:table-cell>
          <table:table-cell/>
          <table:table-cell office:value-type="string">
            <text:p>3,89886770687932</text:p>
          </table:table-cell>
          <table:table-cell office:value-type="string">
            <text:p>43,6092960164603</text:p>
          </table:table-cell>
          <table:table-cell table:number-columns-repeated="1007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P.A.L</text:p>
          </table:table-cell>
          <table:table-cell office:value-type="float" office:value="142">
            <text:p>142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777">
            <text:p>1777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4</text:p>
          </table:table-cell>
          <table:table-cell/>
          <table:table-cell office:value-type="string">
            <text:p>3,89910815418814</text:p>
          </table:table-cell>
          <table:table-cell office:value-type="string">
            <text:p>43,6093077226423</text:p>
          </table:table-cell>
          <table:table-cell table:number-columns-repeated="1007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P.A.L</text:p>
          </table:table-cell>
          <table:table-cell office:value-type="float" office:value="158">
            <text:p>158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777">
            <text:p>1777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4</text:p>
          </table:table-cell>
          <table:table-cell/>
          <table:table-cell office:value-type="string">
            <text:p>3,89885249552936</text:p>
          </table:table-cell>
          <table:table-cell office:value-type="string">
            <text:p>43,6093401006761</text:p>
          </table:table-cell>
          <table:table-cell table:number-columns-repeated="1007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P.A.L</text:p>
          </table:table-cell>
          <table:table-cell office:value-type="float" office:value="143">
            <text:p>143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777">
            <text:p>1777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4</text:p>
          </table:table-cell>
          <table:table-cell/>
          <table:table-cell office:value-type="string">
            <text:p>3,89908917811245</text:p>
          </table:table-cell>
          <table:table-cell office:value-type="string">
            <text:p>43,6093671225198</text:p>
          </table:table-cell>
          <table:table-cell table:number-columns-repeated="1007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P.A.L</text:p>
          </table:table-cell>
          <table:table-cell office:value-type="float" office:value="159">
            <text:p>159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2324">
            <text:p>2324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4</text:p>
          </table:table-cell>
          <table:table-cell/>
          <table:table-cell office:value-type="string">
            <text:p>3,90841242572327</text:p>
          </table:table-cell>
          <table:table-cell office:value-type="string">
            <text:p>43,6094841283778</text:p>
          </table:table-cell>
          <table:table-cell table:number-columns-repeated="1007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P.A.L</text:p>
          </table:table-cell>
          <table:table-cell office:value-type="float" office:value="155">
            <text:p>155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748">
            <text:p>1748,00000000000</text:p>
          </table:table-cell>
          <table:table-cell office:value-type="float" office:value="826">
            <text:p>826,00000000000</text:p>
          </table:table-cell>
          <table:table-cell office:value-type="float" office:value="0">
            <text:p>0,00000000000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4</text:p>
          </table:table-cell>
          <table:table-cell/>
          <table:table-cell office:value-type="string">
            <text:p>3,90367672226859</text:p>
          </table:table-cell>
          <table:table-cell office:value-type="string">
            <text:p>43,6157159237051</text:p>
          </table:table-cell>
          <table:table-cell table:number-columns-repeated="1007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P.A.L</text:p>
          </table:table-cell>
          <table:table-cell office:value-type="float" office:value="138">
            <text:p>138,0000000000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921">
            <text:p>1921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4</text:p>
          </table:table-cell>
          <table:table-cell/>
          <table:table-cell office:value-type="string">
            <text:p>3,8937972661891</text:p>
          </table:table-cell>
          <table:table-cell office:value-type="string">
            <text:p>43,6185386158348</text:p>
          </table:table-cell>
          <table:table-cell table:number-columns-repeated="1007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P.A.L</text:p>
          </table:table-cell>
          <table:table-cell office:value-type="float" office:value="136">
            <text:p>136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2018">
            <text:p>2018,00000000000</text:p>
          </table:table-cell>
          <table:table-cell office:value-type="float" office:value="20">
            <text:p>20,00000000000</text:p>
          </table:table-cell>
          <table:table-cell office:value-type="float" office:value="0">
            <text:p>0,00000000000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4</text:p>
          </table:table-cell>
          <table:table-cell/>
          <table:table-cell office:value-type="string">
            <text:p>3,8923704689246</text:p>
          </table:table-cell>
          <table:table-cell office:value-type="string">
            <text:p>43,6188298112307</text:p>
          </table:table-cell>
          <table:table-cell table:number-columns-repeated="1007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P.A.L</text:p>
          </table:table-cell>
          <table:table-cell office:value-type="float" office:value="400">
            <text:p>400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463">
            <text:p>463,00000000000</text:p>
          </table:table-cell>
          <table:table-cell office:value-type="float" office:value="130">
            <text:p>130,00000000000</text:p>
          </table:table-cell>
          <table:table-cell office:value-type="float" office:value="0">
            <text:p>0,00000000000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4</text:p>
          </table:table-cell>
          <table:table-cell/>
          <table:table-cell office:value-type="string">
            <text:p>3,8985893854194</text:p>
          </table:table-cell>
          <table:table-cell office:value-type="string">
            <text:p>43,6188555263182</text:p>
          </table:table-cell>
          <table:table-cell table:number-columns-repeated="1007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P.A.L</text:p>
          </table:table-cell>
          <table:table-cell office:value-type="float" office:value="396">
            <text:p>396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954">
            <text:p>1954,00000000000</text:p>
          </table:table-cell>
          <table:table-cell office:value-type="float" office:value="52">
            <text:p>52,00000000000</text:p>
          </table:table-cell>
          <table:table-cell office:value-type="float" office:value="0">
            <text:p>0,00000000000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4</text:p>
          </table:table-cell>
          <table:table-cell/>
          <table:table-cell office:value-type="string">
            <text:p>3,89476882633462</text:p>
          </table:table-cell>
          <table:table-cell office:value-type="string">
            <text:p>43,6216131224711</text:p>
          </table:table-cell>
          <table:table-cell table:number-columns-repeated="1007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P.A.L</text:p>
          </table:table-cell>
          <table:table-cell office:value-type="float" office:value="357">
            <text:p>357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412">
            <text:p>1412,00000000000</text:p>
          </table:table-cell>
          <table:table-cell office:value-type="float" office:value="431">
            <text:p>431,00000000000</text:p>
          </table:table-cell>
          <table:table-cell office:value-type="float" office:value="0">
            <text:p>0,0000000000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/>
          <table:table-cell office:value-type="string">
            <text:p>3,81551268698929</text:p>
          </table:table-cell>
          <table:table-cell office:value-type="string">
            <text:p>43,6252327831433</text:p>
          </table:table-cell>
          <table:table-cell table:number-columns-repeated="1007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P.A.L</text:p>
          </table:table-cell>
          <table:table-cell office:value-type="float" office:value="375">
            <text:p>375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539">
            <text:p>539,00000000000</text:p>
          </table:table-cell>
          <table:table-cell office:value-type="float" office:value="223">
            <text:p>223,00000000000</text:p>
          </table:table-cell>
          <table:table-cell office:value-type="float" office:value="0">
            <text:p>0,000000000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/>
          <table:table-cell office:value-type="string">
            <text:p>3,87021837403323</text:p>
          </table:table-cell>
          <table:table-cell office:value-type="string">
            <text:p>43,6307154272725</text:p>
          </table:table-cell>
          <table:table-cell table:number-columns-repeated="1007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P.A.L</text:p>
          </table:table-cell>
          <table:table-cell office:value-type="float" office:value="363">
            <text:p>363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359">
            <text:p>1359,00000000000</text:p>
          </table:table-cell>
          <table:table-cell office:value-type="float" office:value="70">
            <text:p>70,00000000000</text:p>
          </table:table-cell>
          <table:table-cell office:value-type="float" office:value="0">
            <text:p>0,0000000000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/>
          <table:table-cell office:value-type="string">
            <text:p>3,81981319986561</text:p>
          </table:table-cell>
          <table:table-cell office:value-type="string">
            <text:p>43,6275804037296</text:p>
          </table:table-cell>
          <table:table-cell table:number-columns-repeated="1007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P.A.L</text:p>
          </table:table-cell>
          <table:table-cell office:value-type="float" office:value="368">
            <text:p>368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840">
            <text:p>1840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/>
          <table:table-cell office:value-type="string">
            <text:p>3,81826971694564</text:p>
          </table:table-cell>
          <table:table-cell office:value-type="string">
            <text:p>43,6362045007304</text:p>
          </table:table-cell>
          <table:table-cell table:number-columns-repeated="1007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P.A.L</text:p>
          </table:table-cell>
          <table:table-cell office:value-type="float" office:value="369">
            <text:p>369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730">
            <text:p>1730,00000000000</text:p>
          </table:table-cell>
          <table:table-cell office:value-type="float" office:value="167">
            <text:p>167,00000000000</text:p>
          </table:table-cell>
          <table:table-cell office:value-type="float" office:value="0">
            <text:p>0,000000000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/>
          <table:table-cell office:value-type="string">
            <text:p>3,81873456806589</text:p>
          </table:table-cell>
          <table:table-cell office:value-type="string">
            <text:p>43,6383283056213</text:p>
          </table:table-cell>
          <table:table-cell table:number-columns-repeated="1007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P.A.L</text:p>
          </table:table-cell>
          <table:table-cell office:value-type="float" office:value="372">
            <text:p>372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190">
            <text:p>1190,00000000000</text:p>
          </table:table-cell>
          <table:table-cell office:value-type="float" office:value="25">
            <text:p>25,00000000000</text:p>
          </table:table-cell>
          <table:table-cell office:value-type="float" office:value="0">
            <text:p>0,000000000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/>
          <table:table-cell office:value-type="string">
            <text:p>3,81795580728467</text:p>
          </table:table-cell>
          <table:table-cell office:value-type="string">
            <text:p>43,6408171814215</text:p>
          </table:table-cell>
          <table:table-cell table:number-columns-repeated="1007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P.A.L</text:p>
          </table:table-cell>
          <table:table-cell office:value-type="float" office:value="371">
            <text:p>371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730">
            <text:p>1730,00000000000</text:p>
          </table:table-cell>
          <table:table-cell office:value-type="float" office:value="400">
            <text:p>400,00000000000</text:p>
          </table:table-cell>
          <table:table-cell office:value-type="float" office:value="0">
            <text:p>0,000000000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/>
          <table:table-cell office:value-type="string">
            <text:p>3,819494500094</text:p>
          </table:table-cell>
          <table:table-cell office:value-type="string">
            <text:p>43,6402152141973</text:p>
          </table:table-cell>
          <table:table-cell table:number-columns-repeated="1007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P.A.L</text:p>
          </table:table-cell>
          <table:table-cell office:value-type="float" office:value="392">
            <text:p>392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746">
            <text:p>746,00000000000</text:p>
          </table:table-cell>
          <table:table-cell office:value-type="float" office:value="48">
            <text:p>48,00000000000</text:p>
          </table:table-cell>
          <table:table-cell office:value-type="float" office:value="0">
            <text:p>0,00000000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/>
          <table:table-cell office:value-type="string">
            <text:p>3,83674100178262</text:p>
          </table:table-cell>
          <table:table-cell office:value-type="string">
            <text:p>43,616846247508</text:p>
          </table:table-cell>
          <table:table-cell table:number-columns-repeated="1007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P.A.L</text:p>
          </table:table-cell>
          <table:table-cell office:value-type="float" office:value="56">
            <text:p>56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261">
            <text:p>1261,00000000000</text:p>
          </table:table-cell>
          <table:table-cell office:value-type="float" office:value="37">
            <text:p>37,00000000000</text:p>
          </table:table-cell>
          <table:table-cell office:value-type="float" office:value="0">
            <text:p>0,00000000000</text:p>
          </table:table-cell>
          <table:table-cell office:value-type="string">
            <text:p>1</text:p>
          </table:table-cell>
          <table:table-cell table:number-columns-repeated="2" office:value-type="string">
            <text:p>2</text:p>
          </table:table-cell>
          <table:table-cell/>
          <table:table-cell office:value-type="string">
            <text:p>3,89964237185871</text:p>
          </table:table-cell>
          <table:table-cell office:value-type="string">
            <text:p>43,6057986122353</text:p>
          </table:table-cell>
          <table:table-cell table:number-columns-repeated="1007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P.A.L</text:p>
          </table:table-cell>
          <table:table-cell office:value-type="float" office:value="57">
            <text:p>57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261">
            <text:p>1261,00000000000</text:p>
          </table:table-cell>
          <table:table-cell office:value-type="float" office:value="107">
            <text:p>107,00000000000</text:p>
          </table:table-cell>
          <table:table-cell office:value-type="float" office:value="0">
            <text:p>0,00000000000</text:p>
          </table:table-cell>
          <table:table-cell office:value-type="string">
            <text:p>1</text:p>
          </table:table-cell>
          <table:table-cell table:number-columns-repeated="2" office:value-type="string">
            <text:p>2</text:p>
          </table:table-cell>
          <table:table-cell/>
          <table:table-cell office:value-type="string">
            <text:p>3,86407260463497</text:p>
          </table:table-cell>
          <table:table-cell office:value-type="string">
            <text:p>43,6261534587722</text:p>
          </table:table-cell>
          <table:table-cell table:number-columns-repeated="1007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P.A.L</text:p>
          </table:table-cell>
          <table:table-cell office:value-type="float" office:value="67">
            <text:p>67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408">
            <text:p>408,00000000000</text:p>
          </table:table-cell>
          <table:table-cell office:value-type="float" office:value="20">
            <text:p>20,00000000000</text:p>
          </table:table-cell>
          <table:table-cell office:value-type="float" office:value="0">
            <text:p>0,00000000000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/>
          <table:table-cell office:value-type="string">
            <text:p>3,86026552649541</text:p>
          </table:table-cell>
          <table:table-cell office:value-type="string">
            <text:p>43,6322874280063</text:p>
          </table:table-cell>
          <table:table-cell table:number-columns-repeated="1007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P.A.L</text:p>
          </table:table-cell>
          <table:table-cell office:value-type="float" office:value="66">
            <text:p>66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886">
            <text:p>886,00000000000</text:p>
          </table:table-cell>
          <table:table-cell office:value-type="float" office:value="2">
            <text:p>2,00000000000</text:p>
          </table:table-cell>
          <table:table-cell office:value-type="float" office:value="0">
            <text:p>0,00000000000</text:p>
          </table:table-cell>
          <table:table-cell office:value-type="string">
            <text:p>1</text:p>
          </table:table-cell>
          <table:table-cell table:number-columns-repeated="2" office:value-type="string">
            <text:p>2</text:p>
          </table:table-cell>
          <table:table-cell/>
          <table:table-cell office:value-type="string">
            <text:p>3,86021877013153</text:p>
          </table:table-cell>
          <table:table-cell office:value-type="string">
            <text:p>43,6322181947055</text:p>
          </table:table-cell>
          <table:table-cell table:number-columns-repeated="1007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P.A.L</text:p>
          </table:table-cell>
          <table:table-cell office:value-type="float" office:value="63">
            <text:p>63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997">
            <text:p>997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1</text:p>
          </table:table-cell>
          <table:table-cell table:number-columns-repeated="2" office:value-type="string">
            <text:p>2</text:p>
          </table:table-cell>
          <table:table-cell office:value-type="string">
            <text:p>ENTREE RESTO UNIVERS</text:p>
          </table:table-cell>
          <table:table-cell office:value-type="string">
            <text:p>3,86056729750176</text:p>
          </table:table-cell>
          <table:table-cell office:value-type="string">
            <text:p>43,6307740751883</text:p>
          </table:table-cell>
          <table:table-cell table:number-columns-repeated="1007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P.A.L</text:p>
          </table:table-cell>
          <table:table-cell office:value-type="float" office:value="69">
            <text:p>69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616">
            <text:p>1616,00000000000</text:p>
          </table:table-cell>
          <table:table-cell office:value-type="float" office:value="99">
            <text:p>99,00000000000</text:p>
          </table:table-cell>
          <table:table-cell office:value-type="float" office:value="0">
            <text:p>0,00000000000</text:p>
          </table:table-cell>
          <table:table-cell office:value-type="string">
            <text:p>1</text:p>
          </table:table-cell>
          <table:table-cell table:number-columns-repeated="2" office:value-type="string">
            <text:p>2</text:p>
          </table:table-cell>
          <table:table-cell/>
          <table:table-cell office:value-type="string">
            <text:p>3,85026543685438</text:p>
          </table:table-cell>
          <table:table-cell office:value-type="string">
            <text:p>43,6347940023241</text:p>
          </table:table-cell>
          <table:table-cell table:number-columns-repeated="1007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P.A.L</text:p>
          </table:table-cell>
          <table:table-cell office:value-type="float" office:value="68">
            <text:p>68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616">
            <text:p>1616,00000000000</text:p>
          </table:table-cell>
          <table:table-cell office:value-type="float" office:value="99">
            <text:p>99,00000000000</text:p>
          </table:table-cell>
          <table:table-cell office:value-type="float" office:value="0">
            <text:p>0,00000000000</text:p>
          </table:table-cell>
          <table:table-cell office:value-type="string">
            <text:p>1</text:p>
          </table:table-cell>
          <table:table-cell table:number-columns-repeated="2" office:value-type="string">
            <text:p>2</text:p>
          </table:table-cell>
          <table:table-cell/>
          <table:table-cell office:value-type="string">
            <text:p>3,8506164512295</text:p>
          </table:table-cell>
          <table:table-cell office:value-type="string">
            <text:p>43,6348853740154</text:p>
          </table:table-cell>
          <table:table-cell table:number-columns-repeated="1007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.A.L</text:p>
          </table:table-cell>
          <table:table-cell office:value-type="float" office:value="286">
            <text:p>286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641">
            <text:p>641,00000000000</text:p>
          </table:table-cell>
          <table:table-cell office:value-type="float" office:value="453">
            <text:p>453,00000000000</text:p>
          </table:table-cell>
          <table:table-cell office:value-type="float" office:value="0">
            <text:p>0,00000000000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/>
          <table:table-cell office:value-type="string">
            <text:p>3,85431010409178</text:p>
          </table:table-cell>
          <table:table-cell office:value-type="string">
            <text:p>43,6393104342932</text:p>
          </table:table-cell>
          <table:table-cell table:number-columns-repeated="1007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.A.L</text:p>
          </table:table-cell>
          <table:table-cell office:value-type="float" office:value="104">
            <text:p>104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120 X 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408">
            <text:p>408,00000000000</text:p>
          </table:table-cell>
          <table:table-cell office:value-type="float" office:value="543">
            <text:p>543,00000000000</text:p>
          </table:table-cell>
          <table:table-cell office:value-type="float" office:value="0">
            <text:p>0,00000000000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/>
          <table:table-cell office:value-type="string">
            <text:p>3,8598765659026</text:p>
          </table:table-cell>
          <table:table-cell office:value-type="string">
            <text:p>43,6368089909109</text:p>
          </table:table-cell>
          <table:table-cell table:number-columns-repeated="1007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P.A.L</text:p>
          </table:table-cell>
          <table:table-cell office:value-type="float" office:value="72">
            <text:p>72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120 X 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277">
            <text:p>1277,00000000000</text:p>
          </table:table-cell>
          <table:table-cell table:number-columns-repeated="2" office:value-type="float" office:value="0">
            <text:p>0,00000000000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/>
          <table:table-cell office:value-type="string">
            <text:p>3,8577142243449</text:p>
          </table:table-cell>
          <table:table-cell office:value-type="string">
            <text:p>43,6406956562173</text:p>
          </table:table-cell>
          <table:table-cell table:number-columns-repeated="1007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.A.L</text:p>
          </table:table-cell>
          <table:table-cell office:value-type="float" office:value="73">
            <text:p>73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120 X 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277">
            <text:p>1277,00000000000</text:p>
          </table:table-cell>
          <table:table-cell table:number-columns-repeated="2" office:value-type="float" office:value="0">
            <text:p>0,00000000000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/>
          <table:table-cell office:value-type="string">
            <text:p>3,85812069042123</text:p>
          </table:table-cell>
          <table:table-cell office:value-type="string">
            <text:p>43,6403915300672</text:p>
          </table:table-cell>
          <table:table-cell table:number-columns-repeated="1007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P.A.L</text:p>
          </table:table-cell>
          <table:table-cell office:value-type="float" office:value="53">
            <text:p>53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635">
            <text:p>635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/>
          <table:table-cell office:value-type="string">
            <text:p>3,87018230218855</text:p>
          </table:table-cell>
          <table:table-cell office:value-type="string">
            <text:p>43,6267256355877</text:p>
          </table:table-cell>
          <table:table-cell table:number-columns-repeated="1007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P.A.L</text:p>
          </table:table-cell>
          <table:table-cell office:value-type="float" office:value="52">
            <text:p>52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635">
            <text:p>635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/>
          <table:table-cell office:value-type="string">
            <text:p>3,87025179982432</text:p>
          </table:table-cell>
          <table:table-cell office:value-type="string">
            <text:p>43,6268082653472</text:p>
          </table:table-cell>
          <table:table-cell table:number-columns-repeated="1007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P.A.L</text:p>
          </table:table-cell>
          <table:table-cell office:value-type="float" office:value="99">
            <text:p>99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337">
            <text:p>1337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1</text:p>
          </table:table-cell>
          <table:table-cell table:number-columns-repeated="2" office:value-type="string">
            <text:p>3</text:p>
          </table:table-cell>
          <table:table-cell/>
          <table:table-cell office:value-type="string">
            <text:p>3,87742807247946</text:p>
          </table:table-cell>
          <table:table-cell office:value-type="string">
            <text:p>43,6261777840895</text:p>
          </table:table-cell>
          <table:table-cell table:number-columns-repeated="1007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P.A.L</text:p>
          </table:table-cell>
          <table:table-cell office:value-type="float" office:value="77">
            <text:p>77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337">
            <text:p>1337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1</text:p>
          </table:table-cell>
          <table:table-cell table:number-columns-repeated="2" office:value-type="string">
            <text:p>3</text:p>
          </table:table-cell>
          <table:table-cell/>
          <table:table-cell office:value-type="string">
            <text:p>3,87929930218554</text:p>
          </table:table-cell>
          <table:table-cell office:value-type="string">
            <text:p>43,6256994204683</text:p>
          </table:table-cell>
          <table:table-cell table:number-columns-repeated="1007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P.A.L</text:p>
          </table:table-cell>
          <table:table-cell office:value-type="float" office:value="97">
            <text:p>97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518">
            <text:p>1518,00000000000</text:p>
          </table:table-cell>
          <table:table-cell office:value-type="float" office:value="735">
            <text:p>735,00000000000</text:p>
          </table:table-cell>
          <table:table-cell office:value-type="float" office:value="0">
            <text:p>0,00000000000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/>
          <table:table-cell office:value-type="string">
            <text:p>3,86997057321998</text:p>
          </table:table-cell>
          <table:table-cell office:value-type="string">
            <text:p>43,6291336213424</text:p>
          </table:table-cell>
          <table:table-cell table:number-columns-repeated="1007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P.A.L</text:p>
          </table:table-cell>
          <table:table-cell office:value-type="float" office:value="91">
            <text:p>91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2142">
            <text:p>2142,00000000000</text:p>
          </table:table-cell>
          <table:table-cell office:value-type="float" office:value="145">
            <text:p>145,00000000000</text:p>
          </table:table-cell>
          <table:table-cell office:value-type="float" office:value="0">
            <text:p>0,00000000000</text:p>
          </table:table-cell>
          <table:table-cell office:value-type="string">
            <text:p>1</text:p>
          </table:table-cell>
          <table:table-cell table:number-columns-repeated="2" office:value-type="string">
            <text:p>2</text:p>
          </table:table-cell>
          <table:table-cell/>
          <table:table-cell office:value-type="string">
            <text:p>3,87037205038449</text:p>
          </table:table-cell>
          <table:table-cell office:value-type="string">
            <text:p>43,6304773930556</text:p>
          </table:table-cell>
          <table:table-cell table:number-columns-repeated="1007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P.A.L</text:p>
          </table:table-cell>
          <table:table-cell office:value-type="float" office:value="70">
            <text:p>70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749">
            <text:p>1749,00000000000</text:p>
          </table:table-cell>
          <table:table-cell office:value-type="float" office:value="1180">
            <text:p>1180,00000000000</text:p>
          </table:table-cell>
          <table:table-cell office:value-type="float" office:value="0">
            <text:p>0,00000000000</text:p>
          </table:table-cell>
          <table:table-cell office:value-type="string">
            <text:p>1</text:p>
          </table:table-cell>
          <table:table-cell table:number-columns-repeated="2" office:value-type="string">
            <text:p>3</text:p>
          </table:table-cell>
          <table:table-cell/>
          <table:table-cell office:value-type="string">
            <text:p>3,87864268659923</text:p>
          </table:table-cell>
          <table:table-cell office:value-type="string">
            <text:p>43,6306083156065</text:p>
          </table:table-cell>
          <table:table-cell table:number-columns-repeated="1007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P.A.L</text:p>
          </table:table-cell>
          <table:table-cell office:value-type="float" office:value="93">
            <text:p>93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545">
            <text:p>1545,00000000000</text:p>
          </table:table-cell>
          <table:table-cell office:value-type="float" office:value="675">
            <text:p>675,00000000000</text:p>
          </table:table-cell>
          <table:table-cell office:value-type="float" office:value="0">
            <text:p>0,00000000000</text:p>
          </table:table-cell>
          <table:table-cell office:value-type="string">
            <text:p>1</text:p>
          </table:table-cell>
          <table:table-cell table:number-columns-repeated="2" office:value-type="string">
            <text:p>3</text:p>
          </table:table-cell>
          <table:table-cell/>
          <table:table-cell office:value-type="string">
            <text:p>3,88139223610076</text:p>
          </table:table-cell>
          <table:table-cell office:value-type="string">
            <text:p>43,6282782072069</text:p>
          </table:table-cell>
          <table:table-cell table:number-columns-repeated="1007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P.A.L</text:p>
          </table:table-cell>
          <table:table-cell office:value-type="float" office:value="32">
            <text:p>32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811">
            <text:p>1811,00000000000</text:p>
          </table:table-cell>
          <table:table-cell office:value-type="float" office:value="2">
            <text:p>2,00000000000</text:p>
          </table:table-cell>
          <table:table-cell office:value-type="float" office:value="0">
            <text:p>0,00000000000</text:p>
          </table:table-cell>
          <table:table-cell office:value-type="string">
            <text:p>1</text:p>
          </table:table-cell>
          <table:table-cell table:number-columns-repeated="2" office:value-type="string">
            <text:p>2</text:p>
          </table:table-cell>
          <table:table-cell/>
          <table:table-cell office:value-type="string">
            <text:p>3,86785298513452</text:p>
          </table:table-cell>
          <table:table-cell office:value-type="string">
            <text:p>43,6348401194874</text:p>
          </table:table-cell>
          <table:table-cell table:number-columns-repeated="1007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P.A.L</text:p>
          </table:table-cell>
          <table:table-cell office:value-type="float" office:value="103">
            <text:p>103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457">
            <text:p>457,00000000000</text:p>
          </table:table-cell>
          <table:table-cell table:number-columns-repeated="2" office:value-type="float" office:value="0">
            <text:p>0,00000000000</text:p>
          </table:table-cell>
          <table:table-cell office:value-type="string">
            <text:p>1</text:p>
          </table:table-cell>
          <table:table-cell table:number-columns-repeated="2" office:value-type="string">
            <text:p>2</text:p>
          </table:table-cell>
          <table:table-cell/>
          <table:table-cell office:value-type="string">
            <text:p>3,86951973003251</text:p>
          </table:table-cell>
          <table:table-cell office:value-type="string">
            <text:p>43,6381616985165</text:p>
          </table:table-cell>
          <table:table-cell table:number-columns-repeated="1007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P.A.L</text:p>
          </table:table-cell>
          <table:table-cell office:value-type="float" office:value="90">
            <text:p>90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2093">
            <text:p>2093,00000000000</text:p>
          </table:table-cell>
          <table:table-cell office:value-type="float" office:value="1000">
            <text:p>1000,00000000000</text:p>
          </table:table-cell>
          <table:table-cell office:value-type="float" office:value="0">
            <text:p>0,00000000000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/>
          <table:table-cell office:value-type="string">
            <text:p>3,87368365141324</text:p>
          </table:table-cell>
          <table:table-cell office:value-type="string">
            <text:p>43,6383703335099</text:p>
          </table:table-cell>
          <table:table-cell table:number-columns-repeated="1007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P.A.L</text:p>
          </table:table-cell>
          <table:table-cell office:value-type="float" office:value="71">
            <text:p>71,000000000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,00000000000</text:p>
          </table:table-cell>
          <table:table-cell/>
          <table:table-cell office:value-type="float" office:value="1834">
            <text:p>1834,00000000000</text:p>
          </table:table-cell>
          <table:table-cell office:value-type="float" office:value="153">
            <text:p>153,00000000000</text:p>
          </table:table-cell>
          <table:table-cell office:value-type="float" office:value="0">
            <text:p>0,00000000000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/>
          <table:table-cell office:value-type="string">
            <text:p>3,85619634374705</text:p>
          </table:table-cell>
          <table:table-cell office:value-type="string">
            <text:p>43,6418633070162</text:p>
          </table:table-cell>
          <table:table-cell table:number-columns-repeated="1007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P.A.L</text:p>
          </table:table-cell>
          <table:table-cell office:value-type="float" office:value="160">
            <text:p>160,00000000000</text:p>
          </table:table-cell>
          <table:table-cell table:number-columns-repeated="3"/>
          <table:table-cell office:value-type="float" office:value="0">
            <text:p>0,00000000000</text:p>
          </table:table-cell>
          <table:table-cell/>
          <table:table-cell table:number-columns-repeated="3" office:value-type="float" office:value="0">
            <text:p>0,00000000000</text:p>
          </table:table-cell>
          <table:table-cell table:number-columns-repeated="4"/>
          <table:table-cell office:value-type="string">
            <text:p>3,89852898917827</text:p>
          </table:table-cell>
          <table:table-cell office:value-type="string">
            <text:p>43,6044082509115</text:p>
          </table:table-cell>
          <table:table-cell table:number-columns-repeated="1007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P.A.L</text:p>
          </table:table-cell>
          <table:table-cell office:value-type="float" office:value="161">
            <text:p>161,00000000000</text:p>
          </table:table-cell>
          <table:table-cell table:number-columns-repeated="3"/>
          <table:table-cell office:value-type="float" office:value="0">
            <text:p>0,00000000000</text:p>
          </table:table-cell>
          <table:table-cell/>
          <table:table-cell table:number-columns-repeated="3" office:value-type="float" office:value="0">
            <text:p>0,00000000000</text:p>
          </table:table-cell>
          <table:table-cell table:number-columns-repeated="4"/>
          <table:table-cell office:value-type="string">
            <text:p>3,89853645521281</text:p>
          </table:table-cell>
          <table:table-cell office:value-type="string">
            <text:p>43,604356015531</text:p>
          </table:table-cell>
          <table:table-cell table:number-columns-repeated="1007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P.A.L</text:p>
          </table:table-cell>
          <table:table-cell office:value-type="float" office:value="256">
            <text:p>256,00000000000</text:p>
          </table:table-cell>
          <table:table-cell table:number-columns-repeated="3"/>
          <table:table-cell office:value-type="float" office:value="0">
            <text:p>0,00000000000</text:p>
          </table:table-cell>
          <table:table-cell/>
          <table:table-cell table:number-columns-repeated="3" office:value-type="float" office:value="0">
            <text:p>0,00000000000</text:p>
          </table:table-cell>
          <table:table-cell table:number-columns-repeated="4"/>
          <table:table-cell office:value-type="string">
            <text:p>3,89884025009807</text:p>
          </table:table-cell>
          <table:table-cell office:value-type="string">
            <text:p>43,6064292985333</text:p>
          </table:table-cell>
          <table:table-cell table:number-columns-repeated="1007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P.A.L</text:p>
          </table:table-cell>
          <table:table-cell office:value-type="float" office:value="273">
            <text:p>273,00000000000</text:p>
          </table:table-cell>
          <table:table-cell table:number-columns-repeated="3"/>
          <table:table-cell office:value-type="float" office:value="0">
            <text:p>0,00000000000</text:p>
          </table:table-cell>
          <table:table-cell/>
          <table:table-cell table:number-columns-repeated="3" office:value-type="float" office:value="0">
            <text:p>0,00000000000</text:p>
          </table:table-cell>
          <table:table-cell table:number-columns-repeated="4"/>
          <table:table-cell office:value-type="string">
            <text:p>3,85816856407992</text:p>
          </table:table-cell>
          <table:table-cell office:value-type="string">
            <text:p>43,6318531784806</text:p>
          </table:table-cell>
          <table:table-cell table:number-columns-repeated="1007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étadonnées" table:style-name="ta2" table:print="false">
        <office:forms form:automatic-focus="false" form:apply-design-mode="false"/>
        <table:table-column table:style-name="co7" table:number-columns-repeated="1024" table:default-cell-style-name="Default"/>
        <table:table-row table:style-name="ro1">
          <table:table-cell office:value-type="string">
            <text:p><text:s text:c="3"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Grand Montpellier - données publiques ouvertes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Fiche métadonnées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ID : 7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TITRE : Affichage lib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IDENTIFIANT : VilleMTP_MTP_AffichageLibre_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DESCRIPTION : Ce fichier renseigne l’emplacement des panneaux d’affichage libre de la Ville de Montpellier. L’affichage libre permet l’expression libre d’acteurs non lucratifs sur divers supports répartis sur une commun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COUVERTUTE GÉOGRAPHIQUE : Ville de Montpelli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LANGUE : françai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DATE PUBLICATION : 2012-04-2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PÉRIODE VALIDITÉE : Annuel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MISE À JOUR : 2012-04-2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PRORIÉTAIRE : Ville de Montpelli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DIFFUSEUR : Ville de Montpelli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CATÉGORIE : Equipeme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THÈME INSPIRE : Localis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LICENCE : LICENCE OUVERTE / OPEN LICENCE http://www.etalab.gouv.fr/pages/licence-ouverte-open-licence-5899923.htm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MOTS CLÉS : affichage libre ; panneau ; expression ; liberté ; montpelli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TARIFICATION : Gratui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INFORMATION COMPLÉMENTAIRE : http://fr.wikipedia.org/wiki/Affichage_libr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Site : http://data-grandmontpellier.territoirenumerique.org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Database" table:base-cell-address="$VilleMTP_MTP_AffichagLibre_2012.$A$1" table:cell-range-address="$VilleMTP_MTP_AffichagLibre_2012.$A$1:.$Q$1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1" number:min-integer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a0__25__20_-_20_Accent1" style:display-name="Excel_BuiltIn_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entaire" style:display-name="Excel_BuiltIn_Commentair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itre_a0_1" style:display-name="Excel_BuiltIn_Titre 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5">25/04/2012</text:date>, <text:time>16:4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lleMTP_5f_MTP_5f_AffichagLibre_5f_2012" style:display-name="PageStyle_VilleMTP_MTP_AffichagLibr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étadonnées" style:display-name="PageStyle_Métadonné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n</meta:initial-creator>
    <meta:creation-date>2012-04-25T16:32:28</meta:creation-date>
    <dc:creator>Jérémie Valentin</dc:creator>
    <dc:date>2012-04-25T16:48:38</dc:date>
    <meta:generator>OpenOffice.org/3.3$Win32 OpenOffice.org_project/330m20$Build-9567</meta:generator>
    <meta:editing-duration>PT10S</meta:editing-duration>
    <meta:editing-cycles>1</meta:editing-cycles>
    <meta:document-statistic meta:table-count="2" meta:cell-count="1928" meta:object-count="0"/>
  </office:meta>
</office:document-meta>
</file>